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Heading1" style:family="paragraph">
      <style:text-properties fo:font-weight="bold" style:font-weight-asian="bold" style:font-weight-complex="bold"/>
    </style:style>
    <style:style style:name="P6" style:parent-style-name="Heading1" style:family="paragraph">
      <style:text-properties fo:font-weight="bold" style:font-weight-asian="bold" style:font-weight-complex="bold"/>
    </style:style>
    <style:style style:name="P7" style:parent-style-name="Heading1" style:family="paragraph">
      <style:text-properties fo:font-weight="bold" style:font-weight-asian="bold" style:font-weight-complex="bold"/>
    </style:style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</office:automatic-styles>
  <office:body>
    <office:text text:use-soft-page-breaks="true">
      <text:p text:style-name="P1">Two Sides Technical Document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span text:style-name="T3">No table of contents entries found.</text:span></text:p>
        </text:index-body>
      </text:table-of-content>
      <text:p text:style-name="Normal"/>
      <text:h text:style-name="TOCHeading" text:outline-level="1"><text:bookmark-start text:name="_Toc105970623"/>Contents<text:bookmark-end text:name="_Toc105970623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105970623" office:target-frame-name="_top" xlink:show="replace"><text:span text:style-name="Hyperlink">Contents</text:span><text:tab/>1</text:a></text:p>
        </text:index-body>
      </text:table-of-content>
      <text:p text:style-name="Normal"/>
      <text:h text:style-name="P5" text:outline-level="1"><text:bookmark-start text:name="_Toc103708502"/>Moving Cards<text:bookmark-end text:name="_Toc103708502"/></text:h>
      <text:p text:style-name="Normal">Controlled using animations.</text:p>
      <text:p text:style-name="Normal">If you want to<text:s/>move the position of a card after being moved, move the cardmanager.</text:p>
      <text:p text:style-name="Normal"/>
      <text:h text:style-name="P6" text:outline-level="1">Creating Cards</text:h>
      <text:p text:style-name="Normal"/>
      <text:h text:style-name="P7" text:outline-level="1">Deleting Cards</text:h>
      <text:list text:style-name="LFO1" text:continue-numbering="true">
        <text:list-item>
          <text:p text:style-name="P8">Go to the card handler scene.</text:p>
        </text:list-item>
        <text:list-item>
          <text:p text:style-name="P9">Delete the prefab of the card in the assets folder.</text:p>
        </text:list-item>
        <text:list-item>
          <text:p text:style-name="P10">Remove the ‘missing’ card array in the CardHandler.</text:p>
        </text:list-item>
        <text:list-item>
          <text:p text:style-name="P11">Sort the cards in the Card Handler Window</text:p>
        </text:list-item>
        <text:list-item>
          <text:p text:style-name="P12">Set card ID.</text:p>
        </text:list-item>
        <text:list-item>
          <text:p text:style-name="P13">Full save to CSV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tair Robinson</meta:initial-creator>
    <dc:creator>Altair Robinson</dc:creator>
    <meta:creation-date>2022-06-12T21:55:00Z</meta:creation-date>
    <dc:date>2022-06-13T21:15:00Z</dc:date>
    <meta:template xlink:href="Normal" xlink:type="simple"/>
    <meta:editing-cycles>6</meta:editing-cycles>
    <meta:editing-duration>PT12000S</meta:editing-duration>
    <meta:document-statistic meta:page-count="1" meta:paragraph-count="1" meta:word-count="80" meta:character-count="538" meta:row-count="3" meta:non-whitespace-character-count="459"/>
  </office:meta>
</office:document-meta>
</file>